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7" style:family="paragraph" style:parent-style-name="Table_20_Contents">
      <style:text-properties fo:font-size="22pt" style:font-size-asian="22pt" style:font-size-complex="22pt"/>
    </style:style>
    <style:style style:name="P18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96</dc:date><text:p text:style-name="P19"><text:span text:style-name="T2">1.2 : 1 ==&gt; 3</text:span></text:p></office:annotation>1.2<office:annotation-end office:name="__Annotation__381_1576786421"/>-t<office:annotation office:name="__Annotation__382_1576786421"><dc:creator>iwabuchi ken</dc:creator><dc:date>2021-07-18T11:33:52.01</dc:date><text:p text:style-name="P19"><text:span text:style-name="T2">korean “u” sound, like in “</text:span><text:span text:style-name="T2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88</dc:date><text:p text:style-name="P20"><text:span text:style-name="T3">chinese “</text:span><text:span text:style-name="T3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>@@@</text:p>
      <text:p text:style-name="P6"/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aaa</text:p>
          </table:table-cell>
          <table:table-cell table:style-name="表21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/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><text:soft-page-break/></text:p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12">aa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12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12">h6-niong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12">k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12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12">nyam4</text:p>
            </table:table-cell>
          </table:table-row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12">pa1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12">ywng3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9T11:02:51.23</dc:date>
    <dc:creator>iwabuchi ken</dc:creator>
    <meta:editing-duration>PT2H50M6S</meta:editing-duration>
    <meta:editing-cycles>38</meta:editing-cycles>
    <meta:generator>OpenOffice/4.1.3$Win32 OpenOffice.org_project/413m1$Build-9783</meta:generator>
    <meta:document-statistic meta:table-count="21" meta:image-count="0" meta:object-count="0" meta:page-count="9" meta:paragraph-count="101" meta:word-count="549" meta:character-count="3417"/>
  </office:meta>
</office:document-meta>
</file>